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ff57f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ff57f"/>
    </style:style>
    <style:style style:name="T3" style:family="text">
      <style:text-properties officeooo:rsid="0021d008"/>
    </style:style>
    <style:style style:name="T4" style:family="text">
      <style:text-properties officeooo:rsid="0021d008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nálisis crítico del artículo sobre la Arquitectura de Almacén de </text:span></text:span><text:span text:style-name="Strong_20_Emphasis"><text:span text:style-name="T4">Data Lake</text:span></text:span></text:p>
      <text:p text:style-name="P1">El artículo proporciona una visión general detallada de la Arquitectura de Almacén de D<text:span text:style-name="T3">ata Lake</text:span> como una solución para abordar los desafíos asociados con el manejo de big data. A continuación, se presenta un análisis crítico del artículo, considerando varios aspectos clave:</text:p>
      <text:list text:style-name="L1">
        <text:list-item>
          <text:p text:style-name="P2"><text:span text:style-name="Strong_20_Emphasis"><text:span text:style-name="T1">Propósito y audiencia del artículo</text:span></text:span>: El propósito del artículo es presentar una nueva arquitectura de almacén de datos que combine características de los almacenes de datos tradicionales con tecnologías de big data como Hadoop y Apache Spark. Está dirigido a profesionales de la informática, investigadores y tomadores de decisiones que buscan soluciones para manejar grandes volúmenes de datos.</text:p>
        </text:list-item>
        <text:list-item>
          <text:p text:style-name="P3"><text:span text:style-name="Strong_20_Emphasis"><text:span text:style-name="T1">Credenciales de los autores</text:span></text:span>: Los autores del artículo tienen afiliaciones con instituciones académicas y centros de investigación en Egipto, lo que sugiere que pueden tener experiencia en los campos relacionados con la informática, la inteligencia artificial, la agricultura y la energía renovable. Sin embargo, sería útil conocer más detalles sobre su experiencia específica en almacenes de datos y tecnologías de big data para evaluar completamente su autoridad en el tema.</text:p>
        </text:list-item>
        <text:list-item>
          <text:p text:style-name="P3"><text:span text:style-name="Strong_20_Emphasis"><text:span text:style-name="T1">Posibles sesgos</text:span></text:span>: Dado que los autores están afiliados a instituciones académicas y centros de investigación en Egipto, podrían tener perspectivas y experiencias específicas que podrían influir en el contenido del artículo. Por ejemplo, podrían tener un sesgo hacia soluciones que sean más relevantes o aplicables en el contexto de su país o región. Sin embargo, no hay indicios claros de sesgos evidentes en el artículo.</text:p>
        </text:list-item>
      </text:list>
      <text:p text:style-name="Text_20_body"><text:line-break/></text:p>
      <text:list text:continue-numbering="true" text:style-name="L1">
        <text:list-item>
          <text:p text:style-name="P2"><text:span text:style-name="Strong_20_Emphasis"><text:span text:style-name="T1">Tesis principal y evidencia</text:span></text:span>: La tesis principal del artículo es que la Arquitectura de Almacén de Dat<text:span text:style-name="T2">a</text:span> Lake es una solución efectiva para manejar grandes volúmenes de datos de diferentes tipos y fuentes, manteniendo la disponibilidad, confiabilidad y escalabilidad. El artículo presenta evidencia sólida en forma de una descripción detallada de la arquitectura propuesta y su integración con tecnologías de big data como Hadoop y Apache Spark.</text:p>
        </text:list-item>
        <text:list-item>
          <text:p text:style-name="P2"><text:span text:style-name="Strong_20_Emphasis"><text:span text:style-name="T1">Posibles sesgos y limitaciones</text:span></text:span>: El artículo parece estar bien fundamentado y proporciona una descripción completa de la Arquitectura de Almacén de Dat<text:span text:style-name="T2">a</text:span> Lake. Sin embargo, no aborda posibles limitaciones o desafíos asociados con la implementación de esta arquitectura en entornos del mundo real. Además, no se discuten posibles sesgos en el artículo, como la omisión de información importante o la manipulación de datos.</text:p>
        </text:list-item>
        <text:list-item>
          <text:p text:style-name="P2"><text:span text:style-name="Strong_20_Emphasis"><text:span text:style-name="T1">Contexto de investigación</text:span></text:span>: El artículo se sitúa dentro del contexto más amplio de la investigación en el campo de los almacenes de datos y el big data. Se destaca la importancia de adaptar las arquitecturas de almacén de datos tradicionales para hacer frente a los desafíos del big data, lo cual es consistente con la literatura existente en el campo.</text:p>
        </text:list-item>
        <text:list-item>
          <text:p text:style-name="P2"><text:soft-page-break/><text:span text:style-name="Strong_20_Emphasis"><text:span text:style-name="T1">Impresiones generales y conclusiones</text:span></text:span>: En general, el artículo proporciona una visión informativa y detallada de la Arquitectura de Almacén de <text:span text:style-name="T3">Data Lake</text:span>. Presenta información relevante y nueva sobre cómo integrar tecnologías de big data con almacenes de datos tradicionales para abordar los desafíos del big data. Sin embargo, sería beneficioso si el artículo discutiera más a fondo las posibles limitaciones y desafíos asociados con la implementación de esta arquitectura en entornos del mundo real.</text:p>
        </text:list-item>
      </text:list>
      <text:p text:style-name="P1">En conclusión, el artículo ofrece una contribución significativa al campo de los almacenes de datos y el big data al presentar una nueva arquitectura que combina lo mejor de ambos mundos. Sin embargo, se recomienda una discusión más detallada sobre las posibles limitaciones y desafíos prácticos de implementar esta arquitectura en entornos del mundo real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9:23:08.794202969</meta:creation-date>
    <dc:date>2024-04-15T21:48:28.652572502</dc:date>
    <meta:editing-duration>PT1H33M9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11" meta:word-count="573" meta:character-count="3721" meta:non-whitespace-character-count="3164"/>
  </office:meta>
</office:document-meta>
</file>